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4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line-height="100%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.318cm" fo:margin-right="0cm" fo:margin-top="0cm" fo:margin-bottom="0cm" fo:line-height="100%" fo:text-indent="-0.318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21pt" fo:text-shadow="1pt 1pt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line-height="100%" fo:text-align="start" fo:text-indent="-0.318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32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.318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1" fo:font-size="15pt" fo:text-shadow="1pt 1pt" fo:font-weight="bold" style:font-size-asian="15pt" style:font-weight-asian="bold" style:font-size-complex="15pt" style:font-weight-complex="bold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4" style:font-size-asian="26pt" style:font-weight-asian="normal" style:font-name-complex="Segoe UI4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style:text-underline-style="none" fo:font-weight="normal" style:font-name-asian="Segoe UI4" style:font-size-asian="28pt" style:font-style-asian="italic" style:font-weight-asian="normal" style:font-name-complex="Segoe UI4" style:font-size-complex="28pt" style:font-style-complex="italic" style:font-weight-complex="normal"/>
    </style:style>
    <style:style style:name="T3" style:family="text">
      <style:text-properties fo:color="#99ccff" style:text-position="super 58%" style:font-name="Segoe UI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4" style:family="text">
      <style:text-properties fo:color="#99ccff" style:font-name="Segoe UI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name-asian="Segoe UI4" style:font-size-asian="32pt" style:font-weight-asian="normal" style:font-name-complex="Segoe UI4" style:font-size-complex="32pt" style:font-weight-complex="normal"/>
    </style:style>
    <style:style style:name="T6" style:family="text">
      <style:text-properties fo:color="#99ccff" style:font-name="Segoe UI" fo:font-size="32pt" fo:text-shadow="1pt 1pt" fo:font-weight="normal" style:font-name-asian="Segoe UI4" style:font-size-asian="32pt" style:font-weight-asian="normal" style:font-name-complex="Segoe UI4" style:font-size-complex="32pt" style:font-weight-complex="normal"/>
    </style:style>
    <style:style style:name="T7" style:family="text">
      <style:text-properties fo:color="#ffffff" style:font-name="Segoe UI" fo:font-size="32pt" fo:text-shadow="1pt 1pt" fo:font-weight="bold" style:font-name-asian="Segoe UI4" style:font-size-asian="32pt" style:font-weight-asian="bold" style:font-name-complex="Segoe UI4" style:font-size-complex="32pt" style:font-weight-complex="bold"/>
    </style:style>
    <style:style style:name="T8" style:family="text">
      <style:text-properties fo:color="#83caff" style:text-position="super 58%" style:font-name="Segoe UI1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9" style:family="text">
      <style:text-properties fo:color="#83caff" style:font-name="Segoe UI1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0" style:family="text">
      <style:text-properties fo:color="#ffffff" style:font-name="Segoe UI1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11" style:family="text">
      <style:text-properties fo:color="#83caff" style:font-name="Segoe UI1" fo:font-size="30pt" fo:font-style="italic" fo:text-shadow="1pt 1pt" fo:font-weight="normal" style:font-name-asian="Segoe UI4" style:font-size-asian="30pt" style:font-style-asian="italic" style:font-weight-asian="normal" style:font-name-complex="Segoe UI4" style:font-size-complex="30pt" style:font-style-complex="italic" style:font-weight-complex="normal"/>
    </style:style>
    <style:style style:name="T12" style:family="text">
      <style:text-properties fo:color="#ffffff" style:font-name="Segoe UI" fo:font-size="32pt" fo:font-style="normal" fo:text-shadow="1pt 1pt" fo:font-weight="normal" style:font-name-asian="Segoe UI4" style:font-size-asian="32pt" style:font-style-asian="normal" style:font-weight-asian="normal" style:font-name-complex="Segoe UI4" style:font-size-complex="32pt" style:font-style-complex="normal" style:font-weight-complex="normal"/>
    </style:style>
    <style:style style:name="T13" style:family="text">
      <style:text-properties fo:color="#ffffff" style:font-name="Segoe UI1" fo:font-size="32pt" fo:font-style="italic" fo:text-shadow="1pt 1pt" fo:font-weight="normal" style:font-name-asian="Segoe UI4" style:font-size-asian="32pt" style:font-style-asian="italic" style:font-weight-asian="normal" style:font-name-complex="Segoe UI4" style:font-size-complex="32pt" style:font-style-complex="italic" style:font-weight-complex="normal"/>
    </style:style>
    <style:style style:name="T14" style:family="text">
      <style:text-properties fo:color="#ffffff" style:font-name="Segoe UI" fo:font-size="30pt" fo:text-shadow="1pt 1pt" fo:font-weight="normal" style:font-name-asian="Segoe UI4" style:font-size-asian="30pt" style:font-weight-asian="normal" style:font-name-complex="Segoe UI4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2.858cm" svg:x="1.524cm" svg:y="0.952cm">
          <draw:text-box>
            <text:p text:style-name="P1"><text:span text:style-name="T1">Psalmody</text:span></text:p>
            <text:p text:style-name="P1"><text:span text:style-name="T2">Psalm 3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7" draw:layer="layout" svg:width="25.4cm" svg:height="7.766cm" svg:x="1.524cm" svg:y="0.952cm">
          <draw:text-box>
            <text:p text:style-name="P4"><text:span text:style-name="T3">1</text:span><text:span text:style-name="T4"> Blessèd is the one whose transgression is forgiven,</text:span></text:p>
            <text:p text:style-name="P5"><text:span text:style-name="T5"><text:s text:c="6"/></text:span><text:span text:style-name="T5">whose sin is covered.</text:span></text:p>
            <text:p text:style-name="P6"><text:span text:style-name="T3">2</text:span><text:span text:style-name="T4"> Blessèd is the man against whom the LORD </text:span></text:p>
            <text:p text:style-name="P6"><text:span text:style-name="T4"><text:s text:c="2"/></text:span><text:span text:style-name="T4">counts no iniquity,</text:span></text:p>
            <text:p text:style-name="P5"><text:span text:style-name="T5"><text:s text:c="6"/></text:span><text:span text:style-name="T5">and in whose spirit there is no deceit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9" draw:layer="layout" svg:width="25.146cm" svg:height="9.269cm" svg:x="1.524cm" svg:y="0.637cm">
          <draw:text-box>
            <text:p text:style-name="P4"><text:span text:style-name="T3">3</text:span><text:span text:style-name="T4"> For when I kept silent, my bones wasted away</text:span></text:p>
            <text:p text:style-name="P8"><text:span text:style-name="T5"><text:s text:c="6"/></text:span><text:span text:style-name="T5">through my groaning all day long.</text:span></text:p>
            <text:p text:style-name="P6"><text:span text:style-name="T3">4</text:span><text:span text:style-name="T4"> For day and night your hand was heavy upon </text:span></text:p>
            <text:p text:style-name="P6"><text:span text:style-name="T4"><text:s text:c="2"/></text:span><text:span text:style-name="T4">me;</text:span></text:p>
            <text:p text:style-name="P8"><text:span text:style-name="T5"><text:s text:c="6"/></text:span><text:span text:style-name="T5">my strength was dried up as by the heat </text:span></text:p>
            <text:p text:style-name="P5"><text:span text:style-name="T5"><text:s text:c="5"/></text:span><text:span text:style-name="T5">of summ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9" draw:layer="layout" svg:width="25.146cm" svg:height="7.766cm" svg:x="1.524cm" svg:y="0.952cm">
          <draw:text-box>
            <text:p text:style-name="P4"><text:span text:style-name="T3">5</text:span><text:span text:style-name="T4"> I acknowledged my sin to you, and I did not <text:s/></text:span></text:p>
            <text:p text:style-name="P5"><text:span text:style-name="T4"><text:s/></text:span><text:span text:style-name="T4">cover my iniquity;</text:span></text:p>
            <text:p text:style-name="P5"><text:span text:style-name="T5"><text:s text:c="6"/></text:span><text:span text:style-name="T5">I said, “I will confess my transgressions to the </text:span></text:p>
            <text:p text:style-name="P5"><text:span text:style-name="T5"><text:s text:c="6"/></text:span><text:span text:style-name="T5">LORD,” and you forgave the iniquity of my </text:span></text:p>
            <text:p text:style-name="P5"><text:span text:style-name="T5"><text:s text:c="6"/></text:span><text:span text:style-name="T5">s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10" draw:layer="layout" svg:width="25.654cm" svg:height="6.414cm" svg:x="1.27cm" svg:y="0.952cm">
          <draw:text-box>
            <text:p text:style-name="P8"><text:span text:style-name="T3">6</text:span><text:span text:style-name="T4"> Therefore let everyone who is godly offer prayer <text:s text:c="5"/>to you at a time when you may be found;</text:span></text:p>
            <text:p text:style-name="P5"><text:span text:style-name="T7"><text:s text:c="6"/></text:span><text:span text:style-name="T5">surely in the rush of great waters, they shall </text:span></text:p>
            <text:p text:style-name="P5"><text:span text:style-name="T5"><text:s text:c="6"/></text:span><text:span text:style-name="T5">not reac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11" draw:layer="layout" svg:width="25.146cm" svg:height="5.588cm" svg:x="1.524cm" svg:y="0.952cm">
          <draw:text-box>
            <text:p text:style-name="P8"><text:span text:style-name="T3">7</text:span><text:span text:style-name="T4"> You are a hiding place for me; you preserve me <text:s/></text:span></text:p>
            <text:p text:style-name="P8"><text:span text:style-name="T4"><text:s text:c="2"/></text:span><text:span text:style-name="T4">from trouble;</text:span></text:p>
            <text:p text:style-name="P5"><text:span text:style-name="T7"><text:s text:c="6"/></text:span><text:span text:style-name="T5">you surround me with shouts of delivera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4" draw:layer="layout" svg:width="25.4cm" svg:height="9.269cm" svg:x="1.371cm" svg:y="0.626cm">
          <draw:text-box>
            <text:p text:style-name="P12"><text:span text:style-name="T8">8</text:span><text:span text:style-name="T9">I will instruct you and teach you in the way you <text:s/></text:span></text:p>
            <text:p text:style-name="P12"><text:span text:style-name="T9"><text:s/></text:span><text:span text:style-name="T9">should go;</text:span></text:p>
            <text:p text:style-name="P13"><text:span text:style-name="T10"><text:s text:c="5"/></text:span><text:span text:style-name="T10">I will counsel you with my eye upon you.</text:span></text:p>
            <text:p text:style-name="P12"><text:span text:style-name="T8">9</text:span><text:span text:style-name="T9">Be not </text:span><text:span text:style-name="T11">like a horse or a mule, without understanding,</text:span></text:p>
            <text:p text:style-name="P13"><text:span text:style-name="T12"><text:s text:c="5"/></text:span><text:span text:style-name="T12">which must be curbed with bit and bridle, </text:span><text:span text:style-name="T10">or it </text:span></text:p>
            <text:p text:style-name="P13"><text:span text:style-name="T10"><text:s text:c="5"/></text:span><text:span text:style-name="T10">will not stay near you.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14" draw:layer="layout" svg:width="25.4cm" svg:height="8.01cm" svg:x="1.371cm" svg:y="0.626cm">
          <draw:text-box>
            <text:p text:style-name="P12"><text:span text:style-name="T8">10</text:span><text:span text:style-name="T9">Many are the sorrows of the wicked,</text:span></text:p>
            <text:p text:style-name="P13"><text:span text:style-name="T13"><text:s text:c="6"/></text:span><text:span text:style-name="T10">but steadfast love surrounds the one who </text:span></text:p>
            <text:p text:style-name="P13"><text:span text:style-name="T10"><text:s text:c="6"/></text:span><text:span text:style-name="T10">trusts in the LORD.</text:span></text:p>
            <text:p text:style-name="P12"><text:span text:style-name="T8">11</text:span><text:span text:style-name="T9">Be glad in the LORD, and rejoice, O righteous,</text:span></text:p>
            <text:p text:style-name="P12"><text:span text:style-name="T13"><text:s text:c="7"/></text:span><text:span text:style-name="T10">and shout for joy, all you upright in hear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9" draw:layer="layout" svg:width="25.654cm" svg:height="4.76cm" svg:x="1.27cm" svg:y="0.952cm">
          <draw:text-box>
            <text:p text:style-name="P4"><text:span text:style-name="T5">C: Glory be to the Father and to the Son and to </text:span></text:p>
            <text:p text:style-name="P4"><text:span text:style-name="T5"><text:s text:c="4"/></text:span><text:span text:style-name="T5">the Holy Spirit; as it was in </text:span><text:span text:style-name="T14">the beginning,</text:span><text:span text:style-name="T5"> is now, </text:span></text:p>
            <text:p text:style-name="P4"><text:span text:style-name="T5"><text:s text:c="4"/></text:span><text:span text:style-name="T5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4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3T08:18:03.134000000</meta:creation-date>
    <dc:date>2016-06-07T10:37:36.976000000</dc:date>
    <meta:editing-duration>PT25M20S</meta:editing-duration>
    <meta:editing-cycles>5</meta:editing-cycles>
    <meta:generator>LibreOffice/5.1.3.2$Windows_X86_64 LibreOffice_project/644e4637d1d8544fd9f56425bd6cec110e49301b</meta:generator>
    <meta:document-statistic meta:object-count="48"/>
  </office:meta>
</office:document-meta>
</file>